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nk til hjemmeside :<text:s/><text:a xlink:href="https://satafpigeons.netlify.app/" office:target-frame-name="_top" xlink:show="replace"><text:span text:style-name="Hyperlink">https://satafpigeons.netlify.app/</text:span></text:a><text:s/></text:p>
      <text:p text:style-name="Normal">Link til webshop :<text:s/><text:a xlink:href="https://shop.satafpigeons.dk/" office:target-frame-name="_top" xlink:show="replace"><text:span text:style-name="Hyperlink">https://shop.satafpigeons.dk/</text:span></text:a><text:s/></text:p>
      <text:p text:style-name="Normal">Kode til webshop :<text:s/>satafpigeons201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osborg</meta:initial-creator>
    <dc:creator>victor osborg</dc:creator>
    <meta:creation-date>2021-06-07T21:33:00Z</meta:creation-date>
    <dc:date>2021-06-07T21:33:00Z</dc:date>
    <meta:template xlink:href="Normal" xlink:type="simple"/>
    <meta:editing-cycles>2</meta:editing-cycles>
    <meta:editing-duration>PT0S</meta:editing-duration>
    <meta:document-statistic meta:page-count="1" meta:paragraph-count="1" meta:word-count="33" meta:character-count="240" meta:row-count="1" meta:non-whitespace-character-count="208"/>
  </office:meta>
</office:document-meta>
</file>